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cm" fo:min-width="2.9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0.915cm"/>
    </style:style>
    <style:style style:name="gr3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0.84cm" fo:padding-top="0.149cm" fo:padding-bottom="0.149cm" fo:padding-left="0.274cm" fo:padding-right="0.274cm"/>
    </style:style>
    <style:style style:name="gr4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7.047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171cm"/>
    </style:style>
    <style:style style:name="gr6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1.459cm" fo:padding-top="0.149cm" fo:padding-bottom="0.149cm" fo:padding-left="0.274cm" fo:padding-right="0.274cm"/>
    </style:style>
    <style:style style:name="gr7" style:family="graphic" style:parent-style-name="objectwithoutfill">
      <style:graphic-properties draw:stroke="solid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draw:stroke="none" draw:fill-color="#99ff99" draw:textarea-horizontal-align="justify" draw:textarea-vertical-align="middle" draw:auto-grow-height="false" fo:min-height="0.15cm" fo:min-width="0.4cm"/>
    </style:style>
    <style:style style:name="gr9" style:family="graphic" style:parent-style-name="standard">
      <style:graphic-properties draw:stroke="none" svg:stroke-color="#000000" draw:fill="none" draw:fill-color="#ffffff" fo:min-height="0.391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="Arrowheads_20_2" draw:marker-start-width="0.274cm" draw:marker-end-width="0.374cm" draw:fill="none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111cm" fo:min-width="6.378cm" fo:padding-top="0.175cm" fo:padding-bottom="0.175cm" fo:padding-left="0.3cm" fo:padding-right="0.3cm"/>
    </style:style>
    <style:style style:name="gr12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2.77cm" fo:padding-top="0.149cm" fo:padding-bottom="0.149cm" fo:padding-left="0.274cm" fo:padding-right="0.274cm"/>
    </style:style>
    <style:style style:name="gr13" style:family="graphic" style:parent-style-name="standard">
      <style:graphic-properties draw:stroke="solid" svg:stroke-width="0.05cm" svg:stroke-color="#000000" draw:marker-start-width="0.274cm" draw:marker-end-width="0.274cm" draw:fill="solid" draw:fill-color="#ffffff" draw:textarea-horizontal-align="justify" draw:textarea-vertical-align="middle" draw:auto-grow-height="false" fo:min-height="1.792cm" fo:min-width="4.749cm" fo:padding-top="0.175cm" fo:padding-bottom="0.175cm" fo:padding-left="0.3cm" fo:padding-right="0.3cm"/>
    </style:style>
    <style:style style:name="gr14" style:family="graphic" style:parent-style-name="standard">
      <style:graphic-properties svg:stroke-width="0.05cm" svg:stroke-color="#000000" draw:marker-start-width="0.274cm" draw:marker-end-width="0.274cm" draw:fill="solid" draw:fill-color="#cccccc" draw:textarea-horizontal-align="justify" draw:textarea-vertical-align="middle" draw:auto-grow-height="false" fo:min-height="0.19cm" fo:min-width="4.079cm" fo:padding-top="0.149cm" fo:padding-bottom="0.149cm" fo:padding-left="0.274cm" fo:padding-right="0.274cm"/>
    </style:style>
    <style:style style:name="gr15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use-window-font-color="true" fo:font-size="13pt" style:font-size-asian="13pt" style:font-size-complex="13pt"/>
    </style:style>
    <style:style style:name="P5" style:family="paragraph">
      <loext:graphic-properties draw:fill="solid" draw:fill-color="#cccccc"/>
      <style:paragraph-properties fo:text-align="center"/>
      <style:text-properties fo:color="#000000" style:font-name="Ubuntu Mon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ff99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Ubuntu Mono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>
      <loext:graphic-properties draw:fill="none" draw:fill-color="#ffffff"/>
      <style:paragraph-properties fo:text-align="center"/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Ubuntu Mono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color="#000000" style:font-name="Ubuntu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666666" style:font-name="Ubuntu Mono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use-window-font-color="true" style:font-name="Ubuntu Mono" fo:font-size="11pt" style:font-size-asian="11pt" style:font-size-complex="11pt"/>
    </style:style>
    <style:style style:name="T5" style:family="text">
      <style:text-properties style:use-window-font-color="true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666666" style:font-name="Ubuntu Mon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color="#000000" style:font-name="Ubuntu 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Ubuntu Mono" fo:font-size="11pt" style:font-size-asian="11pt" style:font-size-complex="11pt"/>
    </style:style>
    <style:style style:name="T9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10" style:family="text">
      <style:text-properties fo:color="#000000" style:font-name="Ubuntu Mono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font-name="Ubuntu Mono" fo:font-size="11pt" style:font-size-asian="11pt" style:font-size-complex="11pt"/>
    </style:style>
    <style:style style:name="T12" style:family="text">
      <style:text-properties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fo:color="#000000" style:font-name="Ubuntu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color="#000000" style:font-name="Ubuntu Mono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style:font-name="Ubuntu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cm" svg:height="1.5cm" svg:x="14.7cm" svg:y="0.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cm" svg:height="1.165cm" svg:x="14.9cm" svg:y="0.935cm">
          <draw:text-box>
            <text:p text:style-name="P3"><text:span text:style-name="T3">NAME:</text:span><text:span text:style-name="T4"> </text:span><text:span text:style-name="T5">int</text:span></text:p>
            <text:p text:style-name="P3"><text:span text:style-name="T6">FULL_NAME:</text:span><text:span text:style-name="T5"> int</text:span></text:p>
          </draw:text-box>
        </draw:frame>
        <draw:custom-shape draw:style-name="gr3" draw:text-style-name="P5" xml:id="id3" draw:id="id3" draw:layer="layout" svg:width="1.4cm" svg:height="0.5cm" svg:x="14.5cm" svg:y="0.4cm">
          <text:p text:style-name="P1"><text:span text:style-name="T7">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7.699cm" svg:height="1.513cm" svg:x="0.481cm" svg:y="0.60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7.519cm" svg:height="1.421cm" svg:x="0.681cm" svg:y="0.942cm">
          <draw:text-box>
            <text:p text:style-name="P3"><text:span text:style-name="T3">NAME:</text:span><text:span text:style-name="T8"> </text:span><text:span text:style-name="T9">myMethod</text:span></text:p>
            <text:p text:style-name="P3"><text:span text:style-name="T3">FULL_NAME:</text:span><text:span text:style-name="T10"> </text:span><text:span text:style-name="T9">io.shiftleft.Foo.myMethod</text:span></text:p>
            <text:p text:style-name="P3"><text:span text:style-name="T11"/></text:p>
          </draw:text-box>
        </draw:frame>
        <draw:custom-shape draw:style-name="gr6" draw:text-style-name="P5" draw:layer="layout" svg:width="2.019cm" svg:height="0.5cm" svg:x="0.281cm" svg:y="0.407cm">
          <text:p text:style-name="P1"><text:span text:style-name="T7">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draw:line-skew="-0.106cm" svg:x1="1.935cm" svg:y1="3.895cm" svg:x2="4.33cm" svg:y2="2.12cm" draw:start-shape="id1" draw:start-glue-point="0" draw:end-shape="id2" svg:d="M1935 3895c0-1491 2395-604 2395-1775" svg:viewBox="0 0 2396 1776">
          <text:p/>
        </draw:connector>
        <draw:custom-shape draw:style-name="gr8" draw:text-style-name="P8" draw:layer="layout" svg:width="0.9cm" svg:height="0.4cm" svg:x="2.7cm" svg:y="2.71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1cm" svg:height="0.641cm" svg:x="2.6cm" svg:y="2.599cm">
          <draw:text-box>
            <text:p text:style-name="P1"><text:span text:style-name="T12">AST</text:span></text:p>
          </draw:text-box>
        </draw:frame>
        <draw:connector draw:style-name="gr10" draw:text-style-name="P7" draw:layer="layout" draw:type="curve" svg:x1="14.5cm" svg:y1="0.65cm" svg:x2="12.673cm" svg:y2="3.082cm" draw:start-shape="id3" draw:start-glue-point="3" draw:end-shape="id4" svg:d="M14500 650c-1218 0-1827 810-1827 2432" svg:viewBox="0 0 1828 2433">
          <text:p/>
        </draw:connector>
        <draw:custom-shape draw:style-name="gr11" draw:text-style-name="P2" draw:layer="layout" svg:width="7.03cm" svg:height="1.513cm" svg:x="0.47cm" svg:y="4.09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7.519cm" svg:height="1.421cm" svg:x="0.67cm" svg:y="4.43cm">
          <draw:text-box>
            <text:p text:style-name="P3"><text:span text:style-name="T3">CODE:</text:span><text:span text:style-name="T8"> </text:span><text:span text:style-name="T9">String</text:span></text:p>
            <text:p text:style-name="P3"><text:span text:style-name="T3">EVALUATION_STRATEGY:</text:span><text:span text:style-name="T10"> </text:span><text:span text:style-name="T13">BY_SHARING</text:span></text:p>
            <text:p text:style-name="P3"><text:span text:style-name="T11"/></text:p>
          </draw:text-box>
        </draw:frame>
        <draw:custom-shape draw:style-name="gr12" draw:text-style-name="P5" xml:id="id1" draw:id="id1" draw:layer="layout" svg:width="3.33cm" svg:height="0.5cm" svg:x="0.27cm" svg:y="3.895cm">
          <text:p text:style-name="P1"><text:span text:style-name="T7">METHOD_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4" draw:id="id4" draw:layer="layout" svg:width="5.425cm" svg:height="2.218cm" svg:x="9.961cm" svg:y="3.08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72.483221476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298cm" svg:height="1.811cm" svg:x="10.102cm" svg:y="3.417cm">
          <draw:text-box>
            <text:p text:style-name="P3"><text:span text:style-name="T3">CODE:</text:span><text:span text:style-name="T8"> </text:span><text:span text:style-name="T9">int param1</text:span></text:p>
            <text:p text:style-name="P3"><text:span text:style-name="T3">NAME:</text:span><text:span text:style-name="T10"> </text:span><text:span text:style-name="T13">param1</text:span></text:p>
            <text:p text:style-name="P3"><text:span text:style-name="T3">ORDER:</text:span><text:span text:style-name="T10"> </text:span><text:span text:style-name="T13">1</text:span></text:p>
            <text:p text:style-name="P3"><text:span text:style-name="T6">TYPE_FULL_NAME:</text:span><text:span text:style-name="T14"> </text:span><text:span text:style-name="T13">1</text:span></text:p>
          </draw:text-box>
        </draw:frame>
        <draw:custom-shape draw:style-name="gr14" draw:text-style-name="P5" xml:id="id5" draw:id="id5" draw:layer="layout" svg:width="4.639cm" svg:height="0.5cm" svg:x="9.761cm" svg:y="2.882cm">
          <text:p text:style-name="P1"><text:span text:style-name="T7">METHOD_PARAMETER_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34.35114503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curve" svg:x1="9.761cm" svg:y1="3.132cm" svg:x2="8.18cm" svg:y2="1.363cm" draw:start-shape="id5" draw:start-glue-point="3" draw:end-shape="id2" svg:d="M9761 3132c-1186 0-396-1769-1581-1769" svg:viewBox="0 0 1582 1770">
          <text:p/>
        </draw:connector>
        <draw:custom-shape draw:style-name="gr8" draw:text-style-name="P8" draw:layer="layout" svg:width="0.9cm" svg:height="0.4cm" svg:x="8.8cm" svg:y="2.07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.1cm" svg:height="0.641cm" svg:x="8.7cm" svg:y="1.959cm">
          <draw:text-box>
            <text:p text:style-name="P1"><text:span text:style-name="T12">AST</text:span></text:p>
          </draw:text-box>
        </draw:frame>
        <draw:frame draw:style-name="gr15" draw:text-style-name="P11" draw:layer="layout" svg:width="2.4cm" svg:height="1.4cm" svg:x="11cm" svg:y="0.9cm">
          <draw:text-box>
            <text:p text:style-name="P10"><text:span text:style-name="T15">Associated via full 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542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chakra </meta:initial-creator>
    <meta:creation-date>2015-09-04T18:00:56.948576584</meta:creation-date>
    <dc:date>2018-10-02T16:54:56.349386740</dc:date>
    <meta:editing-duration>PT23H7M32S</meta:editing-duration>
    <meta:editing-cycles>60</meta:editing-cycles>
    <meta:generator>LibreOffice/5.4.6.2$Linux_X86_64 LibreOffice_project/40m0$Build-2</meta:generator>
    <meta:document-statistic meta:object-count="20"/>
  </office:meta>
</office:document-meta>
</file>